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212cm" svg:stroke-color="#000000" draw:marker-start-width="0.518cm" draw:marker-end-width="0.518cm" draw:fill="none" draw:textarea-vertical-align="middle" fo:padding-top="0.231cm" fo:padding-bottom="0.231cm" fo:padding-left="0.356cm" fo:padding-right="0.356cm"/>
    </style:style>
    <style:style style:name="gr2" style:family="graphic" style:parent-style-name="objectwithoutfill">
      <style:graphic-properties svg:stroke-width="0.159cm" draw:marker-start-width="0.439cm" draw:marker-end-width="0.439cm" draw:fill="none" draw:textarea-vertical-align="middle" fo:padding-top="0.205cm" fo:padding-bottom="0.205cm" fo:padding-left="0.33cm" fo:padding-right="0.33cm"/>
    </style:style>
    <style:style style:name="gr3" style:family="graphic" style:parent-style-name="objectwithoutfill">
      <style:graphic-properties svg:stroke-width="0.159cm" svg:stroke-color="#000000" draw:marker-start-width="0.439cm" draw:marker-end-width="0.439cm" draw:fill="none" draw:textarea-vertical-align="middle" fo:padding-top="0.205cm" fo:padding-bottom="0.205cm" fo:padding-left="0.33cm" fo:padding-right="0.33cm"/>
    </style:style>
    <style:style style:name="P1" style:family="paragraph">
      <loext:graphic-properties draw:fill="none"/>
      <style:paragraph-properties fo:text-align="center"/>
    </style:style>
  </office:automatic-styles>
  <office:body>
    <office:drawing>
      <draw:page draw:name="page1" draw:style-name="dp1" draw:master-page-name="Standard">
        <draw:path draw:style-name="gr1" draw:text-style-name="P1" draw:layer="layout" svg:width="3.376cm" svg:height="3.627cm" svg:x="15.4cm" svg:y="4.372cm" svg:viewBox="0 0 3377 3628" svg:d="M417 123c82 66 113 155 195 223 112 92 201 201 342 273 113 58 204 138 316 198 145 79 296 154 436 239 138 83 290 152 436 228 110 57 219 115 342 157 87 29 170 65 248 107 121 63 254 112 383 167 82 35 257 10 262 81 6 90-187 108-275 167-102 68-224 118-323 188-81 58-178 90-268 137-124 65-251 126-362 203-112 76-209 162-322 238-105 70-217 130-316 203-87 64-165 138-268 187-94 45-188 91-282 137-80 39-164 71-248 102-84 30-164 67-249 96-77 27-126 81-208 101-51 13-226 175-127-30 38-79 23-166 27-248 4-93 2-187 0-279-2-97-11-192-14-289-3-90-26-172-33-259-8-90-29-179-41-269-12-96-26-193-40-289-17-116-29-233-27-350 2-62 0-125 0-187 0-80 0-159 0-239 0-67 0-135 0-202 0-53 7-106 0-158-8-64 26-120 14-187-15-82 0-166 0-249 0-59-11-119 0-177 10-53-26-132 87-142 91-8 149 51 228 71l34 15">
          <text:p/>
        </draw:path>
        <draw:path draw:style-name="gr1" draw:text-style-name="P1" draw:layer="layout" svg:width="4.545cm" svg:height="4.07cm" draw:transform="skewX (0.097563905186483) rotate (-1.67499248313896) translate (14.82434309214cm 4.39573299539536cm)" svg:viewBox="0 0 4546 4071" svg:d="M542 3848c369-31 738-1 1110-37 384-37 773-12 1165-42 334-25 654-38 997-45 278-6 768 123 730-259-20-198-70-396-120-592-56-217-28-441-77-658-50-218-57-436-106-655-44-198-134-389-174-587-43-211-186-413-182-626 6-307-467-323-733-307-322 19-638 75-961 82-305 6-611 40-915 36-297-4-595-49-865-131-493-148-429 352-374 504 79 215-4 429 47 641 52 216 88 434 159 649 68 207 79 424 128 633 48 206 202 393 261 597 57 196 126 397 65 599l12 201 14 200 4 20">
          <text:p/>
        </draw:path>
        <draw:path draw:style-name="gr1" draw:text-style-name="P1" draw:layer="layout" svg:width="3.884cm" svg:height="2.267cm" draw:transform="skewX (0.0474729556542458) rotate (-1.4166837538438) translate (12.1016251786237cm 9.93882929864504cm)" svg:viewBox="0 0 3885 2268" svg:d="M42 1601c192 1 381 45 570 108 179 60 369 57 555 86 212 33 427 66 639 98 184 29 371 56 555 86 190 31 379 72 570 108s376 120 570 109c123-7 628 251 241-168-165-178-336-344-510-507-157-147-336-263-485-423-177-190-239-501-422-679-163-157-266-562-525-367-231 173-413 431-646 596-199 140-423 216-634 332-191 104-427 219-482 498l-38 35">
          <text:p/>
        </draw:path>
        <draw:path draw:style-name="gr1" draw:text-style-name="P1" draw:layer="layout" svg:width="3.884cm" svg:height="2.267cm" draw:transform="skewX (0.0474729556542457) rotate (-1.4166837538438) translate (14.3706251786237cm 10.0218685346841cm)" svg:viewBox="0 0 3885 2268" svg:d="M42 1601c192 1 381 45 570 108 179 60 369 57 555 86 212 33 427 66 639 98 184 29 371 56 555 86 190 31 379 72 570 108s376 120 570 109c123-7 628 251 241-168-165-178-336-344-510-507-157-147-336-263-485-423-177-190-239-501-422-679-163-157-266-562-525-367-231 173-413 431-646 596-199 140-423 216-634 332-191 104-427 219-482 498l-38 35">
          <text:p/>
        </draw:path>
        <draw:path draw:style-name="gr1" draw:text-style-name="P1" draw:layer="layout" svg:width="3.871cm" svg:height="2.336cm" draw:transform="skewX (-0.0570722665402145) rotate (1.41109870023742) translate (2.99219725639016cm 17.8629272107091cm)" svg:viewBox="0 0 3872 2337" svg:d="M3831 1650c-192 1-381 46-568 111-179 62-369 59-554 89-211 33-425 68-637 101-183 30-369 57-553 89-190 32-378 73-568 111s-374 124-568 112c-122-7-626 259-240-172 164-184 335-355 508-524 157-151 336-271 484-435 176-196 238-516 421-700 162-162 265-579 523-378 230 178 412 444 644 613 197 145 421 223 631 343 190 107 425 226 480 513l38 36">
          <text:p/>
        </draw:path>
        <draw:path draw:style-name="gr1" draw:text-style-name="P1" draw:layer="layout" svg:width="3.871cm" svg:height="2.336cm" draw:transform="skewX (-0.0570722665402146) rotate (1.41109870023742) translate (5.26119725639018cm 17.8629272107091cm)" svg:viewBox="0 0 3872 2337" svg:d="M3831 1650c-192 1-381 46-568 111-179 62-369 59-554 89-211 33-425 68-637 101-183 30-369 57-553 89-190 32-378 73-568 111s-374 124-568 112c-122-7-626 259-240-172 164-184 335-355 508-524 157-151 336-271 484-435 176-196 238-516 421-700 162-162 265-579 523-378 230 178 412 444 644 613 197 145 421 223 631 343 190 107 425 226 480 513l38 36">
          <text:p/>
        </draw:path>
        <draw:path draw:style-name="gr2" draw:text-style-name="P1" draw:layer="layout" svg:width="4.299cm" svg:height="0.097cm" draw:transform="rotate (-1.5707963267949) translate (2.9998484209143cm 14cm)" svg:viewBox="0 0 4300 98" svg:d="M0 21c315 18 628-10 945-20 307-10 593 69 894 58 268-11 527 20 796 20 251-1 493-20 745-20 267-1 527 46 795 20l125 19">
          <text:p/>
        </draw:path>
        <draw:path draw:style-name="gr2" draw:text-style-name="P1" draw:layer="layout" svg:width="4.299cm" svg:height="0.097cm" draw:transform="rotate (-1.5707963267949) translate (15.0998484209143cm 10.1cm)" svg:viewBox="0 0 4300 98" svg:d="M0 21c315 18 628-10 945-20 307-10 593 69 894 58 268-11 527 20 796 20 251-1 493-20 745-20 267-1 527 46 795 20l125 19">
          <text:p/>
        </draw:path>
        <draw:line draw:style-name="gr3" draw:text-style-name="P1" draw:layer="layout" svg:x1="3.048cm" svg:y1="8.457cm" svg:x2="3.048cm" svg:y2="12.012cm">
          <text:p/>
        </draw:line>
        <draw:line draw:style-name="gr3" draw:text-style-name="P1" draw:layer="layout" svg:x1="4.748cm" svg:y1="8.457cm" svg:x2="4.748cm" svg:y2="12.012cm">
          <text:p/>
        </draw:line>
        <draw:path draw:style-name="gr2" draw:text-style-name="P1" draw:layer="layout" svg:width="3.34cm" svg:height="0.097cm" draw:transform="rotate (-1.5707963267949) translate (6.0998484209143cm 1.6cm)" svg:viewBox="0 0 3341 98" svg:d="M0 21c245 18 488-10 734-20 239-10 461 69 695 58 208-11 409 20 618 20 195-1 383-20 579-20 208-1 410 46 618 20l97 19">
          <text:p/>
        </draw:path>
        <draw:path draw:style-name="gr2" draw:text-style-name="P1" draw:layer="layout" svg:width="3.34cm" svg:height="0.097cm" draw:transform="rotate (-1.5707963267949) translate (7.7998484209143cm 1.601cm)" svg:viewBox="0 0 3341 98" svg:d="M0 21c245 18 488-10 734-20 239-10 461 69 695 58 208-11 409 20 618 20 195-1 383-20 579-20 208-1 410 46 618 20l97 19">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9T22:17:05.437184681</meta:creation-date>
    <dc:date>2016-04-30T10:27:22.640094781</dc:date>
    <meta:editing-duration>PT3M12S</meta:editing-duration>
    <meta:editing-cycles>5</meta:editing-cycles>
    <meta:generator>LibreOffice/5.0.4.2$Linux_X86_64 LibreOffice_project/00m0$Build-2</meta:generator>
    <meta:document-statistic meta:object-count="12"/>
  </office:meta>
</office:document-meta>
</file>